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Manassas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47">
            <text:p>47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156">
            <text:p>156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66">
            <text:p>66</text:p>
          </table:table-cell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82">
            <text:p>182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17">
            <text:p>1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553">
            <text:p>553</text:p>
          </table:table-cell>
          <table:table-cell table:style-name="ce22" office:value-type="float" office:value="22">
            <text:p>22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32">
            <text:p>3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52">
            <text:p>52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280">
            <text:p>28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458">
            <text:p>458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218">
            <text:p>218</text:p>
          </table:table-cell>
          <table:table-cell table:style-name="ce23" office:value-type="float" office:value="15">
            <text:p>15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614">
            <text:p>614</text:p>
          </table:table-cell>
          <table:table-cell table:style-name="ce22" office:value-type="float" office:value="28">
            <text:p>28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1696">
            <text:p>1696</text:p>
          </table:table-cell>
          <table:table-cell table:style-name="ce22" office:value-type="float" office:value="48">
            <text:p>48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2249">
            <text:p>2249</text:p>
          </table:table-cell>
          <table:table-cell table:style-name="ce22" office:value-type="float" office:value="70">
            <text:p>70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